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80pt" style:font-size-asian="80pt" style:font-size-complex="80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<text:span text:style-name="T1">th</text:span> &amp; O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Amante</meta:initial-creator>
    <meta:creation-date>2015-12-23T23:01:16.09</meta:creation-date>
    <meta:document-statistic meta:table-count="0" meta:image-count="0" meta:object-count="0" meta:page-count="1" meta:paragraph-count="1" meta:word-count="3" meta:character-count="10"/>
    <dc:date>2015-12-23T23:16:42.35</dc:date>
    <dc:creator>David Amante</dc:creator>
    <meta:editing-duration>PT16S</meta:editing-duration>
    <meta:editing-cycles>1</meta:editing-cycles>
    <meta:generator>OpenOffice/4.1.2$Win32 OpenOffice.org_project/412m3$Build-9782</meta:generator>
  </office:meta>
</office:document-meta>
</file>